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P Arrow</text:p>
      <text:p text:style-name="Standard"/>
      <text:p text:style-name="Standard">- korpus- olcha + fornir jesionowy na topie<text:line-break/>- gryf- klon<text:line-break/>- podstrunnica- palisander<text:line-break/>- 24 progi s-jumbo<text:line-break/>- fikuśny marker na 12 progu, zaprojektowany przez klienta<text:line-break/>- menzura 25,5''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0M51S</meta:editing-duration>
    <meta:editing-cycles>3</meta:editing-cycles>
    <meta:generator>OpenOffice.org/3.1$Win32 OpenOffice.org_project/310m19$Build-9420</meta:generator>
    <dc:date>2018-03-10T16:53:47.14</dc:date>
    <meta:document-statistic meta:table-count="0" meta:image-count="0" meta:object-count="0" meta:page-count="1" meta:paragraph-count="2" meta:word-count="32" meta:character-count="188"/>
    <meta:user-defined meta:name="Info 1"/>
    <meta:user-defined meta:name="Info 2"/>
    <meta:user-defined meta:name="Info 3"/>
    <meta:user-defined meta:name="Info 4"/>
  </office:meta>
</office:document-meta>
</file>